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99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style:paragraph-properties fo:text-align="center"/>
      <style:text-properties fo:color="#ffffff" style:font-name="PT Sans" fo:font-size="12pt" fo:font-weight="bold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5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ff00cc"/>
      <style:paragraph-properties fo:text-align="center"/>
      <style:text-properties fo:color="#ffffff" style:font-name="PT Sans" fo:font-size="12pt" fo:font-weight="bold"/>
    </style:style>
    <style:style style:name="P8" style:family="paragraph">
      <loext:graphic-properties draw:fill-color="#009900"/>
      <style:paragraph-properties fo:text-align="center"/>
      <style:text-properties fo:color="#000000" style:font-name="PT Sans" fo:font-size="12pt" fo:font-weight="bold"/>
    </style:style>
    <style:style style:name="P9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10" style:family="paragraph">
      <style:paragraph-properties fo:text-align="center"/>
      <style:text-properties fo:color="#000000" style:font-name="PT Sans" fo:font-size="12pt" fo:font-weight="bold"/>
    </style:style>
    <style:style style:name="P11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1.47cm" svg:y="5.28cm">
          <text:p text:style-name="P3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7cm" svg:height="1.27cm" svg:x="9.09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2.613cm" svg:y="2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7.92cm" svg:y="2.64cm">
          <text:p text:style-name="P10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7cm" svg:height="1.27cm" svg:x="7.92cm" svg:y="7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7cm" svg:height="1.27cm" svg:x="2.64cm" svg:y="7.92cm">
          <text:p text:style-name="P3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7cm" svg:height="1.27cm" svg:x="5.28cm" svg:y="5.915cm">
          <text:p text:style-name="P10">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10T13:49:21.435532538</dc:date>
    <meta:editing-duration>PT39M15S</meta:editing-duration>
    <meta:editing-cycles>21</meta:editing-cycles>
    <meta:generator>LibreOffice/5.1.4.2$Linux_X86_64 LibreOffice_project/10m0$Build-2</meta:generator>
    <meta:document-statistic meta:object-count="9"/>
  </office:meta>
</office:document-meta>
</file>